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03c7" officeooo:paragraph-rsid="001a0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ello every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0:21:56.610275675</meta:creation-date>
    <dc:date>2019-04-22T10:22:58.943972951</dc:date>
    <meta:editing-duration>PT1M2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6.0.7.3$Linux_X86_64 LibreOffice_project/00m0$Build-3</meta:generator>
  </office:meta>
</office:document-meta>
</file>